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3"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4"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style:font-name="Pericles" fo:font-size="10pt" style:font-size-asian="10pt" style:font-size-complex="10pt"/>
    </style:style>
    <style:style style:name="P17" style:family="paragraph" style:parent-style-name="Table_20_Contents">
      <style:text-properties style:font-name="Pericles" fo:font-size="7pt" style:font-size-asian="7pt" style:font-size-complex="7pt"/>
    </style:style>
    <style:style style:name="P18"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19"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0" style:family="paragraph" style:parent-style-name="Table_20_Contents">
      <style:text-properties style:font-name="Pericles" fo:font-size="8pt" fo:font-weight="normal" style:font-size-asian="8pt" style:font-weight-asian="normal" style:font-size-complex="8pt" style:font-weight-complex="normal"/>
    </style:style>
    <style:style style:name="P21"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2" style:family="paragraph" style:parent-style-name="Standard" style:list-style-name="L1"/>
    <style:style style:name="P23"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24"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7" style:family="paragraph" style:parent-style-name="Standard">
      <style:text-properties style:font-name="Pericles" fo:font-size="10pt" style:font-size-asian="10pt" style:font-size-complex="10pt"/>
    </style:style>
    <style:style style:name="P28" style:family="paragraph" style:parent-style-name="Table_20_Contents">
      <style:text-properties style:font-name="Pericles" fo:font-size="8pt" fo:font-weight="bold" style:font-size-asian="8pt" style:font-weight-asian="bold" style:font-size-complex="8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style:font-size-asian="10pt" style:font-size-complex="10pt"/>
    </style:style>
    <style:style style:name="T10" style:family="text">
      <style:text-properties fo:font-size="7pt" fo:font-style="normal" style:text-underline-style="none" style:font-size-asian="7pt" style:font-style-asian="normal" style:font-size-complex="7pt" style:font-style-complex="normal"/>
    </style:style>
    <style:style style:name="T11"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Pericles" fo:font-size="10pt" style:text-underline-style="none" fo:font-weight="normal" style:font-size-asian="10pt" style:font-weight-asian="normal" style:font-size-complex="10pt" style:font-weight-complex="normal"/>
    </style:style>
    <style:style style:name="T16"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7"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5"/>
      <text:p text:style-name="P2"><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5"/>
      <text:p text:style-name="P2"><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5"/>
      <text:p text:style-name="P2"><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12">Theyd Pirate</text:p>
          </table:table-cell>
          <table:table-cell table:style-name="Table1.B1" office:value-type="string">
            <text:p text:style-name="P2"><text:span text:style-name="T11">M</text:span><text:span text:style-name="T10"> </text:span><text:span text:style-name="T5">10|</text:span><text:span text:style-name="T11">S</text:span><text:span text:style-name="T5"> 12|</text:span><text:span text:style-name="T11">R</text:span><text:span text:style-name="T5"> 12|</text:span><text:span text:style-name="T11">T</text:span><text:span text:style-name="T5"> 10|</text:span><text:span text:style-name="T11">W</text:span><text:span text:style-name="T5"> 8|</text:span><text:span text:style-name="T11">P</text:span><text:span text:style-name="T5"> 8|</text:span><text:span text:style-name="T11">C</text:span><text:span text:style-name="T5"> 8</text:span></text:p>
          </table:table-cell>
        </table:table-row>
        <table:table-row>
          <table:table-cell table:style-name="Table1.A2" office:value-type="string">
            <text:p text:style-name="P16"/>
          </table:table-cell>
          <table:table-cell table:style-name="Table1.B2" office:value-type="string">
            <text:p text:style-name="P17"><text:span text:style-name="T4">CV</text:span><text:span text:style-name="T9"> 10|</text:span><text:span text:style-name="T4">ini</text:span><text:span text:style-name="T9"> 0|</text:span><text:span text:style-name="T4">HP</text:span><text:span text:style-name="T9"> 19(5)|</text:span><text:span text:style-name="T4">AV</text:span><text:span text:style-name="T9"> 0000|</text:span><text:span text:style-name="T4">DG</text:span><text:span text:style-name="T9"> 2d4+1</text:span></text:p>
          </table:table-cell>
        </table:table-row>
      </table:table>
      <text:p text:style-name="P7"/>
      <text:p text:style-name="P9"/>
      <table:table table:name="Table2" table:style-name="Table2">
        <table:table-column table:style-name="Table2.A"/>
        <table:table-column table:style-name="Table2.B"/>
        <table:table-row>
          <table:table-cell table:style-name="Table2.A1" office:value-type="string">
            <text:p text:style-name="P12">Theyd Captor</text:p>
          </table:table-cell>
          <table:table-cell table:style-name="Table2.B1" office:value-type="string">
            <text:p text:style-name="P2"><text:span text:style-name="T11">M</text:span><text:span text:style-name="T10"> </text:span><text:span text:style-name="T5">12|</text:span><text:span text:style-name="T11">S</text:span><text:span text:style-name="T5"> 12|</text:span><text:span text:style-name="T11">R</text:span><text:span text:style-name="T5"> 12|</text:span><text:span text:style-name="T11">T</text:span><text:span text:style-name="T5"> 10|</text:span><text:span text:style-name="T11">W</text:span><text:span text:style-name="T5"> 8|</text:span><text:span text:style-name="T11">P</text:span><text:span text:style-name="T5"> 8|</text:span><text:span text:style-name="T11">C</text:span><text:span text:style-name="T5"> 8</text:span></text:p>
          </table:table-cell>
        </table:table-row>
        <table:table-row>
          <table:table-cell table:style-name="Table2.A2" office:value-type="string">
            <text:p text:style-name="P16"/>
          </table:table-cell>
          <table:table-cell table:style-name="Table2.B2" office:value-type="string">
            <text:p text:style-name="P17"><text:span text:style-name="T4">CV</text:span><text:span text:style-name="T9"> 11|</text:span><text:span text:style-name="T4">ini</text:span><text:span text:style-name="T9"> +1|</text:span><text:span text:style-name="T4">HP</text:span><text:span text:style-name="T9"> 20(5)|</text:span><text:span text:style-name="T4">AV</text:span><text:span text:style-name="T9"> 1111|</text:span><text:span text:style-name="T4">DG</text:span><text:span text:style-name="T9"> 2d4+1</text:span></text:p>
          </table:table-cell>
        </table:table-row>
        <table:table-row>
          <table:table-cell table:style-name="Table2.A3" office:value-type="string">
            <text:p text:style-name="P16"/>
          </table:table-cell>
          <table:table-cell table:style-name="Table2.B3" office:value-type="string">
            <text:p text:style-name="P18">Jagged<text:span text:style-name="T3"> – Attacks have </text:span><text:span text:style-name="T12">bleed(2)</text:span></text:p>
            <text:p text:style-name="P18">Net<text:span text:style-name="T3"> – Hit </text:span><text:span text:style-name="T12">entangles</text:span><text:span text:style-name="T3">, save Mus DL 12</text:span></text:p>
            <text:p text:style-name="P18">Skewer<text:span text:style-name="T3"> – Attacks on entangled foes </text:span><text:span text:style-name="T12">pierce(5)</text:span></text:p>
          </table:table-cell>
        </table:table-row>
      </table:table>
      <text:p text:style-name="P9"><text:s/></text:p>
      <text:p text:style-name="P9"/>
      <table:table table:name="Table3" table:style-name="Table3">
        <table:table-column table:style-name="Table3.A"/>
        <table:table-column table:style-name="Table3.B"/>
        <table:table-row>
          <table:table-cell table:style-name="Table3.A1" office:value-type="string">
            <text:p text:style-name="P12">Theyd Captain</text:p>
          </table:table-cell>
          <table:table-cell table:style-name="Table3.B1" office:value-type="string">
            <text:p text:style-name="P2"><text:span text:style-name="T11">M</text:span><text:span text:style-name="T10"> </text:span><text:span text:style-name="T5">14|</text:span><text:span text:style-name="T11">S</text:span><text:span text:style-name="T5"> 12|</text:span><text:span text:style-name="T11">R</text:span><text:span text:style-name="T5"> 12|</text:span><text:span text:style-name="T11">T</text:span><text:span text:style-name="T5"> 14|</text:span><text:span text:style-name="T11">W</text:span><text:span text:style-name="T5"> 8|</text:span><text:span text:style-name="T11">P</text:span><text:span text:style-name="T5"> 8|</text:span><text:span text:style-name="T11">C</text:span><text:span text:style-name="T5"> 8</text:span></text:p>
          </table:table-cell>
        </table:table-row>
        <table:table-row>
          <table:table-cell table:style-name="Table3.A2" office:value-type="string">
            <text:p text:style-name="P16"/>
          </table:table-cell>
          <table:table-cell table:style-name="Table3.B2" office:value-type="string">
            <text:p text:style-name="P17"><text:span text:style-name="T4">CV</text:span><text:span text:style-name="T9"> 13|</text:span><text:span text:style-name="T4">ini</text:span><text:span text:style-name="T9"> +2|</text:span><text:span text:style-name="T4">HP</text:span><text:span text:style-name="T9"> 28(7)|</text:span><text:span text:style-name="T4">AV</text:span><text:span text:style-name="T9"> 2222|</text:span><text:span text:style-name="T4">DG</text:span><text:span text:style-name="T9"> 2d6+1</text:span></text:p>
          </table:table-cell>
        </table:table-row>
        <table:table-row>
          <table:table-cell table:style-name="Table3.A3" office:value-type="string">
            <text:p text:style-name="P16"/>
          </table:table-cell>
          <table:table-cell table:style-name="Table3.B3" office:value-type="string">
            <text:p text:style-name="P18">Bonus Block<text:span text:style-name="T3"> – Extra block/round</text:span></text:p>
            <text:p text:style-name="P18">Disarm(10)<text:span text:style-name="T3"> – High roll allows disarm</text:span></text:p>
            <text:p text:style-name="P18">Inspired<text:span text:style-name="T3"> – 3 inspiration, can use for allies</text:span></text:p>
            <text:p text:style-name="P18">Jagged<text:span text:style-name="T3"> – Attacks have </text:span><text:span text:style-name="T12">bleed(4)</text:span></text:p>
            <text:p text:style-name="P19"/>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3353204274310199150" text:style-name="L1">
        <text:list-item>
          <text:p text:style-name="P23">Question the cadaverous villagers</text:p>
        </text:list-item>
        <text:list-item>
          <text:p text:style-name="P22"><text:span text:style-name="T15">Follow the villagers back to </text:span><text:span text:style-name="T16">Mykonos</text:span></text:p>
        </text:list-item>
        <text:list-item>
          <text:p text:style-name="P23">Track down the captured animal</text:p>
        </text:list-item>
        <text:list-item>
          <text:p text:style-name="P23">Head toward the city ruins</text:p>
        </text:list-item>
        <text:list-item>
          <text:p text:style-name="P23">Explore the island wilds</text:p>
        </text:list-item>
      </text:list>
      <text:p text:style-name="P5"/>
      <text:p text:style-name="P6">Questioning the Villagers</text:p>
      <text:p text:style-name="P5"/>
      <text:p text:style-name="P15"><text:span text:style-name="T15">The villagers are led by an old, haggard man named </text:span><text:span text:style-name="T16">Tiksos</text:span><text:span text:style-name="T15">. The Pcs can see that they are agitated, and there is fear in their eyes. Even as they answer, they glance up to the city, and try to convince the Pcs to get off the beach.</text:span></text:p>
      <text:p text:style-name="P5"/>
      <text:p text:style-name="P5">After a few questions, the villagers will try to flee. The Pcs might be able to get more information from this matrix in later conversations.</text:p>
      <text:p text:style-name="P5"/>
      <table:table table:name="Table4" table:style-name="Table4">
        <table:table-column table:style-name="Table4.A"/>
        <table:table-column table:style-name="Table4.B"/>
        <table:table-row>
          <table:table-cell table:style-name="Table4.A1" office:value-type="string">
            <text:p text:style-name="P20">Cliffs</text:p>
          </table:table-cell>
          <table:table-cell table:style-name="Table4.B1" office:value-type="string">
            <text:p text:style-name="P20">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0">Cursed by Ulder</text:p>
          </table:table-cell>
          <table:table-cell table:style-name="Table4.B2" office:value-type="string">
            <text:p text:style-name="P20">There was a dispute between the king and the priests. They angered the king, and he foolishly taught them a lesson by sacking <text:span text:style-name="T1">the temple</text:span>.</text:p>
            <text:p text:style-name="P20"/>
            <text:p text:style-name="P20">Ulder became furious and cursed the island, and now <text:span text:style-name="T1">no one can ever leave</text:span>.</text:p>
          </table:table-cell>
        </table:table-row>
        <table:table-row>
          <table:table-cell table:style-name="Table4.A2" office:value-type="string">
            <text:p text:style-name="P20">Gods</text:p>
          </table:table-cell>
          <table:table-cell table:style-name="Table4.B2" office:value-type="string">
            <text:p text:style-name="P20">This island used to be favored by Ulder, but now he has <text:span text:style-name="T1">cursed</text:span> us.</text:p>
          </table:table-cell>
        </table:table-row>
        <table:table-row>
          <table:table-cell table:style-name="Table4.A2" office:value-type="string">
            <text:p text:style-name="P20">Kingdom</text:p>
          </table:table-cell>
          <table:table-cell table:style-name="Table4.B2" office:value-type="string">
            <text:p text:style-name="P20">The kingdom of Thelod was ruled by our king <text:span text:style-name="T1">Nikomedes</text:span> and protected by the god of the sea himself.</text:p>
            <text:p text:style-name="P20"/>
            <text:p text:style-name="P20">We were traders, herders and fishermen, but none of that remains.</text:p>
          </table:table-cell>
        </table:table-row>
        <table:table-row>
          <table:table-cell table:style-name="Table4.A2" office:value-type="string">
            <text:p text:style-name="P20">Netted an animal, animal</text:p>
          </table:table-cell>
          <table:table-cell table:style-name="Table4.B2" office:value-type="string">
            <text:p text:style-name="P20">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0">Never Dying</text:p>
          </table:table-cell>
          <table:table-cell table:style-name="Table4.B2" office:value-type="string">
            <text:p text:style-name="P20">That is part of the curse. We eat, but still hunger. We starve, but never die.</text:p>
          </table:table-cell>
        </table:table-row>
        <table:table-row>
          <table:table-cell table:style-name="Table4.A2" office:value-type="string">
            <text:p text:style-name="P20">Nikomedes</text:p>
          </table:table-cell>
          <table:table-cell table:style-name="Table4.B2" office:value-type="string">
            <text:p text:style-name="P20">He was our king and for years under his rule, we prospered, but as he got older, his heart filled with pride and greed. He and the <text:span text:style-name="T1">priests of Ulder</text:span> fought for control of the island and that led to his sacking <text:span text:style-name="T1">the temple</text:span>.</text:p>
            <text:p text:style-name="P20"/>
            <text:p text:style-name="P20">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0">Other Ship</text:p>
          </table:table-cell>
          <table:table-cell table:style-name="Table4.B2" office:value-type="string">
            <text:p text:style-name="P20">Yes, there was another ship. Some of the <text:span text:style-name="T1">Theyd</text:span> have already been on the beach.</text:p>
          </table:table-cell>
        </table:table-row>
        <table:table-row>
          <table:table-cell table:style-name="Table4.A2" office:value-type="string">
            <text:p text:style-name="P20">Priests</text:p>
          </table:table-cell>
          <table:table-cell table:style-name="Table4.B2" office:value-type="string">
            <text:p text:style-name="P20">There were three priests. Two of them were killed by <text:span text:style-name="T1">Nikomedes</text:span><text:span text:style-name="T3">. Patheos, the </text:span><text:soft-page-break/><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0">Rotted</text:p>
          </table:table-cell>
          <table:table-cell table:style-name="Table4.B2" office:value-type="string">
            <text:p text:style-name="P20">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8">Sacking the Temple*, Temple*</text:p>
          </table:table-cell>
          <table:table-cell table:style-name="Table4.B2" office:value-type="string">
            <text:p text:style-name="P20">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1"/>
            <text:p text:style-name="P20">When the curse hit, Ulder sent a powerful storm that flooded the city. There is very little left now.</text:p>
          </table:table-cell>
        </table:table-row>
        <table:table-row>
          <table:table-cell table:style-name="Table4.A2" office:value-type="string">
            <text:p text:style-name="P20">Sacrifice</text:p>
          </table:table-cell>
          <table:table-cell table:style-name="Table4.B2" office:value-type="string">
            <text:p text:style-name="P20">To Ulder. The Theyd are his favorite children. Perhaps they think a sacrifice will allow them to escape.</text:p>
          </table:table-cell>
        </table:table-row>
        <table:table-row>
          <table:table-cell table:style-name="Table4.A2" office:value-type="string">
            <text:p text:style-name="P20">Shipwreck, Seabird</text:p>
          </table:table-cell>
          <table:table-cell table:style-name="Table4.B2" office:value-type="string">
            <text:p text:style-name="P20">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0">Storm, Fog</text:p>
          </table:table-cell>
          <table:table-cell table:style-name="Table4.B2" office:value-type="string">
            <text:p text:style-name="P20">There was a storm last night. That's how we knew you would be here. Any time a ship approaches the island, a storm carries it onto the rocks.</text:p>
          </table:table-cell>
        </table:table-row>
        <table:table-row>
          <table:table-cell table:style-name="Table4.A2" office:value-type="string">
            <text:p text:style-name="P20">Thelod</text:p>
          </table:table-cell>
          <table:table-cell table:style-name="Table4.B2" office:value-type="string">
            <text:p text:style-name="P20">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0">Theyd</text:p>
          </table:table-cell>
          <table:table-cell table:style-name="Table4.B2" office:value-type="string">
            <text:p text:style-name="P20">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0">Where are we?</text:p>
          </table:table-cell>
          <table:table-cell table:style-name="Table4.B2" office:value-type="string">
            <text:p text:style-name="P20">You have wrecked on the island of <text:span text:style-name="T1">Thelod</text:span>. I pray the <text:span text:style-name="T1">gods</text:span> take mercy on you.</text:p>
          </table:table-cell>
        </table:table-row>
      </table:table>
      <text:p text:style-name="P5"/>
      <text:p text:style-name="P6">The Village of Mykonos</text:p>
      <text:p text:style-name="P5"/>
      <text:p text:style-name="P5">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5"/>
      <text:p text:style-name="P5">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5"/>
      <text:p text:style-name="P11">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5"/>
      <text:p text:style-name="P5">Tiksos talks with the heroes, and has all of the information listed above, but also asks them questions about their origin and purpose here. Upon learning that one of the heroes is a priest of Mordain, he will look hopeful.</text:p>
      <text:p text:style-name="P5"/>
      <text:p text:style-name="P5"/>
      <table:table table:name="Table5" table:style-name="Table5">
        <table:table-column table:style-name="Table5.A"/>
        <table:table-column table:style-name="Table5.B"/>
        <table:table-row>
          <table:table-cell table:style-name="Table5.A1" office:value-type="string">
            <text:p text:style-name="P20">...</text:p>
          </table:table-cell>
          <table:table-cell table:style-name="Table5.B1" office:value-type="string">
            <text:p text:style-name="P13"><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8">Agape*</text:p>
          </table:table-cell>
          <table:table-cell table:style-name="Table5.B2" office:value-type="string">
            <text:p text:style-name="P14">She said Aquae sent her visions about our plight, so she acquired a small boat and sailed here. Her boat wrecked, like all the others, but she washed up on shore. She left, and headed east to Chalcis to <text:span text:style-name="T1">scout the temple</text:span>, but she has not yet returned.</text:p>
          </table:table-cell>
        </table:table-row>
        <table:table-row>
          <table:table-cell table:style-name="Table5.A2" office:value-type="string">
            <text:p text:style-name="P20">Priestess of Aquae</text:p>
          </table:table-cell>
          <table:table-cell table:style-name="Table5.B2" office:value-type="string">
            <text:p text:style-name="P14">Yes, her name was Agape and she washed up on shore just a few days ago. She told me that Aquae had sent her to liberate the island</text:p>
          </table:table-cell>
        </table:table-row>
        <table:table-row>
          <table:table-cell table:style-name="Table5.A2" office:value-type="string">
            <text:p text:style-name="P20">Scout the Temple</text:p>
          </table:table-cell>
          <table:table-cell table:style-name="Table5.B2" office:value-type="string">
            <text:p text:style-name="P14">Agape felt that restoring the temple was key to lifting the curse, but I do not know how she planned to do that. Perhaps when she returns you can ask her.</text:p>
          </table:table-cell>
        </table:table-row>
      </table:table>
      <text:p text:style-name="P4"/>
      <text:p text:style-name="P3"><text:soft-page-break/>Knock at the Door</text:p>
      <text:p text:style-name="P4"/>
      <text:p text:style-name="P4">At some point in the conversation, especially if characters spent a long time exposed on the beach, there will be a knock at Tiksos' door. Another of the villagers is here to warn Tiksos and the Pcs that the guards are coming from the city.</text:p>
      <text:p text:style-name="P4"/>
      <text:p text:style-name="P4">Tiksos tells the Pcs to hide in back and deals with the guards. Eight guards appear at the door and ask Tiksos if he knows where the strangers are. Tiksos, of course, feigns ignorance, but the guards are obviously suspicous.</text:p>
      <text:p text:style-name="P4"/>
      <text:p text:style-name="P4">"We saw you with them on the beach. Are you telling us they did not return with you? Perhaps we should search your shack..." <text:span text:style-name="T4">sniffs</text:span></text:p>
      <text:p text:style-name="P4"/>
      <text:p text:style-name="P4">"Ugh, rotted fish again? Disgusting." <text:span text:style-name="T4">retching</text:span><text:span text:style-name="T17"> "You need some real meat in you Tiksos, not this garbage."</text:span></text:p>
      <text:p text:style-name="P4"><text:span text:style-name="T17"/></text:p>
      <text:p text:style-name="P4"><text:span text:style-name="T14">Tactics 10 </text:span><text:span text:style-name="T8">-- </text:span><text:span text:style-name="T17">This could be a clue as to one way to deal with the guards</text:span></text:p>
      <text:p text:style-name="P4"/>
      <text:p text:style-name="P4">"We'll leave you for now, but Tiksos, the king is hungry, as am I. Better to eat the flesh of strangers, than you and your kin, don't you agree? If you find the strangers, perhaps the king will allow you to join the feast."<text:line-break/></text:p>
      <text:p text:style-name="P4">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4"/>
      <text:p text:style-name="P4">They and the king have succumbed to the curse entirely by eating human flesh. They are lost to humanity, and are now closer to ghouls than men.</text:p>
      <text:p text:style-name="P4"/>
      <table:table table:name="Table6" table:style-name="Table6">
        <table:table-column table:style-name="Table6.A"/>
        <table:table-column table:style-name="Table6.B"/>
        <table:table-row>
          <table:table-cell table:style-name="Table6.A1" office:value-type="string">
            <text:p text:style-name="P12">Gaunt Guards</text:p>
          </table:table-cell>
          <table:table-cell table:style-name="Table6.B1" office:value-type="string">
            <text:p text:style-name="P2"><text:span text:style-name="T11">M</text:span><text:span text:style-name="T10"> </text:span><text:span text:style-name="T5">12|</text:span><text:span text:style-name="T11">S</text:span><text:span text:style-name="T5"> 10|</text:span><text:span text:style-name="T11">R</text:span><text:span text:style-name="T5"> 10|</text:span><text:span text:style-name="T11">T</text:span><text:span text:style-name="T5"> 12|</text:span><text:span text:style-name="T11">W</text:span><text:span text:style-name="T5"> 8|</text:span><text:span text:style-name="T11">P</text:span><text:span text:style-name="T5"> 8|</text:span><text:span text:style-name="T11">C</text:span><text:span text:style-name="T5"> 6</text:span></text:p>
          </table:table-cell>
        </table:table-row>
        <table:table-row>
          <table:table-cell table:style-name="Table6.A2" office:value-type="string">
            <text:p text:style-name="P16"/>
          </table:table-cell>
          <table:table-cell table:style-name="Table6.B2" office:value-type="string">
            <text:p text:style-name="P17"><text:span text:style-name="T4">CV</text:span><text:span text:style-name="T9"> 11|</text:span><text:span text:style-name="T4">ini</text:span><text:span text:style-name="T9"> 0|</text:span><text:span text:style-name="T4">HP</text:span><text:span text:style-name="T9"> 22(6)|</text:span><text:span text:style-name="T4">AV</text:span><text:span text:style-name="T9"> 3333|</text:span><text:span text:style-name="T4">DG</text:span><text:span text:style-name="T9"> 2d6</text:span></text:p>
          </table:table-cell>
        </table:table-row>
        <table:table-row>
          <table:table-cell table:style-name="Table6.A2" office:value-type="string">
            <text:p text:style-name="P16"/>
          </table:table-cell>
          <table:table-cell table:style-name="Table6.B2" office:value-type="string">
            <text:p text:style-name="P18">Knockdown Blow(2)<text:span text:style-name="T3"> – 2/12 chest, or 4/12 legs to knock you down doing 3 or more damage</text:span></text:p>
            <text:p text:style-name="P18">Ravenous<text:span text:style-name="T3"> – If someone goes prone, they have to make a power save (DL 6) or fall upon the body to devour it. Ravenous guards auto hit and do 2d4 damage as they eat, regaining 2 hit points</text:span></text:p>
          </table:table-cell>
        </table:table-row>
      </table:table>
      <text:p text:style-name="P4"/>
      <text:p text:style-name="P3">The Theyd Hideout</text:p>
      <text:p text:style-name="P4"/>
      <text:p text:style-name="P4">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4"/>
      <text:p text:style-name="P4"><text:soft-page-break/><draw:frame draw:style-name="fr1" draw:name="graphics1" text:anchor-type="as-char" svg:width="6.6626in" svg:height="5.2972in" draw:z-index="0"><draw:image xlink:href="http://i.imgur.com/QwcUSL6.jpg" xlink:type="simple" xlink:show="embed" xlink:actuate="onLoad"/></draw:frame></text:p>
      <text:p text:style-name="P4"/>
      <text:p text:style-name="P4">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4"/>
      <text:p text:style-name="P4">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4"/>
      <text:p text:style-name="P4">Pcs could try to negotiate with the pirates. The Theyd just want to escape and if the heroes can persuade them that cooperation would bring that about, they would certainly listen. A persuade check at DL 10 determines the disposition of the pirates.</text:p>
      <text:p text:style-name="P4"/>
      <text:p text:style-name="P4">Otherwise, the heroes will have to assault the hideout...</text:p>
      <text:p text:style-name="P4"/>
      <text:p text:style-name="P8">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9"/>
      <text:p text:style-name="P9">If Pcs watch the hideout, they will see that 4-6 Theyd leave the cave in the daytime and return in the evening. That might help the Pcs decide a course of action.</text:p>
      <text:p text:style-name="P9"/>
      <text:p text:style-name="P8">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9">As heroes approach the common room, they will notice an ever growing stink of rotting foodstuffs and spoiled liquor.</text:p>
      <text:p text:style-name="P9"/>
      <text:p text:style-name="P8">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9"/>
      <table:table table:name="Table7" table:style-name="Table7">
        <table:table-column table:style-name="Table7.A"/>
        <table:table-column table:style-name="Table7.B"/>
        <table:table-row>
          <table:table-cell table:style-name="Table7.A1" office:value-type="string">
            <text:p text:style-name="P12">Theyd Thug</text:p>
          </table:table-cell>
          <table:table-cell table:style-name="Table7.B1" office:value-type="string">
            <text:p text:style-name="P2"><text:span text:style-name="T11">M</text:span><text:span text:style-name="T10"> </text:span><text:span text:style-name="T5">14|</text:span><text:span text:style-name="T11">S</text:span><text:span text:style-name="T5"> 10|</text:span><text:span text:style-name="T11">R</text:span><text:span text:style-name="T5"> 10|</text:span><text:span text:style-name="T11">T</text:span><text:span text:style-name="T5"> 14|</text:span><text:span text:style-name="T11">W</text:span><text:span text:style-name="T5"> 8|</text:span><text:span text:style-name="T11">P</text:span><text:span text:style-name="T5"> 8|</text:span><text:span text:style-name="T11">C</text:span><text:span text:style-name="T5"> 8</text:span></text:p>
          </table:table-cell>
        </table:table-row>
        <table:table-row>
          <table:table-cell table:style-name="Table7.A2" office:value-type="string">
            <text:p text:style-name="P16"/>
          </table:table-cell>
          <table:table-cell table:style-name="Table7.B2" office:value-type="string">
            <text:p text:style-name="P17"><text:span text:style-name="T4">CV</text:span><text:span text:style-name="T9"> 11|</text:span><text:span text:style-name="T4">ini</text:span><text:span text:style-name="T9"> 0|</text:span><text:span text:style-name="T4">HP</text:span><text:span text:style-name="T9"> 28(7)|</text:span><text:span text:style-name="T4">AV</text:span><text:span text:style-name="T9"> 1111|</text:span><text:span text:style-name="T4">DG</text:span><text:span text:style-name="T9"> 2d6+1</text:span></text:p>
          </table:table-cell>
        </table:table-row>
        <table:table-row>
          <table:table-cell table:style-name="Table7.A3" office:value-type="string">
            <text:p text:style-name="P16"/>
          </table:table-cell>
          <table:table-cell table:style-name="Table7.B3" office:value-type="string">
            <text:p text:style-name="P18">Wade In<text:span text:style-name="T3"> – </text:span><text:span text:style-name="T5">Make 1 hex move after attack if you stay in ZOC</text:span></text:p>
            <text:p text:style-name="P18"><text:span text:style-name="T7">Zone of Control</text:span><text:span text:style-name="T5"> – Count as 2 for purposes of engaging enemies</text:span></text:p>
            <text:p text:style-name="P19"/>
          </table:table-cell>
        </table:table-row>
      </table:table>
      <text:p text:style-name="P9"/>
      <text:p text:style-name="P9">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9"/>
      <text:p text:style-name="P7">Spell Lore 10<text:span text:style-name="T8"> – There are spirits that feed on causing such decay. One or more of them could be on the island causing this effect. A spirit viewer could be used, along with tracking to find the creature.</text:span></text:p>
      <text:p text:style-name="P10"><text:s/></text:p>
      <text:p text:style-name="P7">Theology 10<text:span text:style-name="T8"> – This is a powerful curse wroght by a god. It may be impossible to lift the curse without the support of a god, either Ulder, or perhaps another god who would not mind seeing Ulder taken down a peg.</text:span></text:p>
      <text:p text:style-name="P9"/>
      <text:p text:style-name="P8">Main Room<text:span text:style-name="T6"> – This is the main room of the hideout. It is lined with makeshift beds. If the Pcs attack in the night, 4 more Theyd are here (3 minions, 1 captor). However, this room is empty in the day.</text:span></text:p>
      <text:p text:style-name="P10"/>
      <text:p text:style-name="P8">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9"/>
      <text:p text:style-name="P9">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9"/>
      <text:p text:style-name="P8">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8"><text:span text:style-name="T6"/></text:p>
      <text:p text:style-name="P8"><text:span text:style-name="T6">Freeing the bear will give Karen her companion, a plot point (1 free check or 1 inspiration). Everyone will get a divine favor with Brul.</text:span></text:p>
      <text:p text:style-name="P9"><text:soft-page-break/></text:p>
      <text:p text:style-name="P10">Meeting Agape</text:p>
      <text:p text:style-name="P10"><text:span text:style-name="T17"/></text:p>
      <text:p text:style-name="P10"><text:span text:style-name="T17">Agape is a priestess of Aqua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3M32S</meta:editing-duration>
    <meta:editing-cycles>22</meta:editing-cycles>
    <meta:generator>OpenOffice/4.1.3$Win32 OpenOffice.org_project/413m1$Build-9783</meta:generator>
    <dc:date>2017-08-01T18:06:49.34</dc:date>
    <dc:creator>Chris Magoun</dc:creator>
    <meta:document-statistic meta:table-count="7" meta:image-count="1" meta:object-count="0" meta:page-count="8" meta:paragraph-count="144" meta:word-count="3334" meta:character-count="17960"/>
    <meta:user-defined meta:name="Info 1"/>
    <meta:user-defined meta:name="Info 2"/>
    <meta:user-defined meta:name="Info 3"/>
    <meta:user-defined meta:name="Info 4"/>
  </office:meta>
</office:document-meta>
</file>